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02cm" style:rel-column-width="482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70fa9" officeooo:paragraph-rsid="00170fa9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7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9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354" officeooo:paragraph-rsid="001d4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2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d4354" officeooo:paragraph-rsid="001d43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8c401" officeooo:paragraph-rsid="0018c40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197ed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19963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1dac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dac63" officeooo:paragraph-rsid="001dac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197ed6"/>
    </style:style>
    <style:style style:name="T2" style:family="text">
      <style:text-properties officeooo:rsid="00199631"/>
    </style:style>
    <style:style style:name="T3" style:family="text">
      <style:text-properties officeooo:rsid="001dac6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IN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Skills Required for a Web Developer</text:p>
          </table:table-cell>
          <table:table-cell table:style-name="Table1.B1" office:value-type="string">
            <text:p text:style-name="P13">Actions to Attain those skills</text:p>
          </table:table-cell>
        </table:table-row>
        <table:table-row table:style-name="Table1.1">
          <table:table-cell table:style-name="Table1.A2" office:value-type="string">
            <text:p text:style-name="P14">Git</text:p>
          </table:table-cell>
          <table:table-cell table:style-name="Table1.B2" office:value-type="string">
            <text:list xml:id="list1118357552" text:style-name="L1">
              <text:list-item>
                <text:p text:style-name="P5">Read Git Documentation</text:p>
              </text:list-item>
              <text:list-item>
                <text:p text:style-name="P5">Try out different things in Git as you learn</text:p>
              </text:list-item>
            </text:list>
          </table:table-cell>
        </table:table-row>
        <table:table-row table:style-name="TableLine1934369999952">
          <table:table-cell table:style-name="Table1.A2" office:value-type="string">
            <text:p text:style-name="P15"><text:span text:style-name="T1">HTML</text:span></text:p>
          </table:table-cell>
          <table:table-cell table:style-name="Table1.B3" office:value-type="string">
            <text:list xml:id="list3515068353" text:style-name="L2">
              <text:list-item>
                <text:p text:style-name="P6">Understand what HTML is</text:p>
              </text:list-item>
              <text:list-item>
                <text:p text:style-name="P6">Learn the important tags</text:p>
              </text:list-item>
              <text:list-item>
                <text:p text:style-name="P11">Structure</text:p>
              </text:list-item>
              <text:list-item>
                <text:p text:style-name="P12">Learn the syntax and how to integrate with CSS and JavaScript</text:p>
              </text:list-item>
            </text:list>
          </table:table-cell>
        </table:table-row>
        <table:table-row table:style-name="TableLine1934369833200">
          <table:table-cell table:style-name="Table1.A2" office:value-type="string">
            <text:p text:style-name="P15"><text:span text:style-name="T1">browser-sync</text:span></text:p>
          </table:table-cell>
          <table:table-cell table:style-name="Table1.B4" office:value-type="string">
            <text:list xml:id="list1246770931" text:style-name="L5">
              <text:list-item>
                <text:p text:style-name="P3"><text:span text:style-name="T1">Developer tool that let’s you run a server with multiple options.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6"><text:span text:style-name="T2">Stack Overflow</text:span></text:p>
            <text:p text:style-name="P17"/>
          </table:table-cell>
          <table:table-cell table:style-name="Table1.B5" office:value-type="string">
            <text:list xml:id="list3139400059" text:style-name="L6">
              <text:list-item>
                <text:p text:style-name="P4"><text:span text:style-name="T2">Utilize this resource to get ask questions and learn new things. Understand how to ask proper questions.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8"><text:span text:style-name="T3">CSS</text:span></text:p>
          </table:table-cell>
          <table:table-cell table:style-name="Table1.B6" office:value-type="string">
            <text:list xml:id="list4242732666" text:style-name="L3">
              <text:list-item>
                <text:p text:style-name="P10">Style</text:p>
              </text:list-item>
              <text:list-item>
                <text:p text:style-name="P7"/>
              </text:list-item>
            </text:list>
          </table:table-cell>
        </table:table-row>
        <table:table-row table:style-name="TableLine1934369990736">
          <table:table-cell table:style-name="Table1.A2" office:value-type="string">
            <text:p text:style-name="P19">JavaScript</text:p>
          </table:table-cell>
          <table:table-cell table:style-name="Table1.B7" office:value-type="string">
            <text:list xml:id="list3498828823" text:style-name="L4">
              <text:list-item>
                <text:p text:style-name="P9">Behaviour</text:p>
              </text:list-item>
              <text:list-item>
                <text:p text:style-name="P8"/>
              </text:list-item>
            </text:list>
          </table:table-cell>
        </table:table-row>
        <table:table-row table:style-name="TableLine1934369991888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Line1934370017232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  <table:table-row table:style-name="TableLine1934369994768">
          <table:table-cell table:style-name="Table1.A2" office:value-type="string">
            <text:p text:style-name="P17"/>
          </table:table-cell>
          <table:table-cell table:style-name="Table1.B8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5:35:27.046000000</dc:date>
    <meta:editing-duration>PT47M50S</meta:editing-duration>
    <meta:editing-cycles>6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0" meta:word-count="92" meta:character-count="489" meta:non-whitespace-character-count="427"/>
  </office:meta>
</office:document-meta>
</file>